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Noto Serif CJK KR" svg:font-family="'Noto Serif CJK K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text-properties fo:font-size="10pt" fo:font-weight="normal" officeooo:rsid="00049dd4" officeooo:paragraph-rsid="00049dd4" style:font-size-asian="10pt" style:font-weight-asian="normal" style:font-size-complex="10pt" style:font-weight-complex="normal"/>
    </style:style>
    <style:style style:name="P4" style:family="paragraph" style:parent-style-name="Standard">
      <style:text-properties fo:font-size="13.6999998092651pt" fo:font-weight="bold" officeooo:rsid="00049dd4" officeooo:paragraph-rsid="00049dd4" style:font-size-asian="12pt" style:font-weight-asian="bold" style:font-size-complex="13.6999998092651pt" style:font-weight-complex="bold"/>
    </style:style>
    <style:style style:name="P5" style:family="paragraph" style:parent-style-name="Standard">
      <style:text-properties fo:font-size="12pt" fo:font-weight="bold" officeooo:rsid="00049dd4" officeooo:paragraph-rsid="00049dd4" style:font-size-asian="12pt" style:font-weight-asian="bold" style:font-size-complex="12pt" style:font-weight-complex="bold"/>
    </style:style>
    <style:style style:name="T1" style:family="text">
      <style:text-properties officeooo:rsid="00049d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Middle Exam</text:span> for Multivariate Statistics(I)</text:p>
      <text:p text:style-name="Standard"/>
      <text:p text:style-name="P2">Class : Multivariate Statistics(I) (ST27517-032)</text:p>
      <text:p text:style-name="P2">Major : 전기공학과</text:p>
      <text:p text:style-name="P2">Student ID : 201724570</text:p>
      <text:p text:style-name="P2">Student Name : 정석규 </text:p>
      <text:p text:style-name="P2"/>
      <text:p text:style-name="P5">Search the data you are interested in, apply the analysis in Chapter 1 and interpret the results.</text:p>
      <text:p text:style-name="P4"/>
      <text:p text:style-name="P3">Note : </text:p>
      <text:p text:style-name="P3">1. Don’t use the data embedded in R and data in textbook.</text:p>
      <text:p text:style-name="P3">2. It is the homework to prepare for the Term Project, and other data may be used for the Term Project.</text:p>
      <text:p text:style-name="P3">3. The source of the data should be indicated. (Penalty can be given if there is no indication of the source.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Noto Serif CJK KR" svg:font-family="'Noto Serif CJK K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3T21:43:56.340890507</meta:creation-date>
    <dc:date>2022-04-23T21:47:05.558707324</dc:date>
    <meta:editing-duration>PT3M9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10" meta:word-count="100" meta:character-count="518" meta:non-whitespace-character-count="432"/>
  </office:meta>
</office:document-meta>
</file>